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A9000000836F1DC79D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Arial, sans-serif" style:font-family-generic="roman"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style:style>
    <style:style style:name="T1" style:family="text">
      <style:text-properties fo:font-variant="normal" fo:text-transform="none" fo:color="#000000" loext:opacity="100%" style:font-name="Open Sans" fo:font-size="10.5pt" fo:letter-spacing="normal" fo:font-style="normal" fo:font-weight="normal" style:font-size-asian="10.5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orem ipsum dolor sit amet, consectetur adipiscing elit. Fusce tempor, ex eget viverra condimentum, nulla lacus pulvinar lectus, nec mollis metus erat quis dui. Phasellus nec consequat metus. Pellentesque quis justo augue. Proin consequat mollis ante, eu placerat elit varius et. Proin pulvinar urna at tortor pellentesque bibendum ac in felis. Donec varius pretium felis sed porttitor. Aenean hendrerit ultrices arcu, sed auctor sapien ornare eu. Nullam nec libero lorem. Interdum et malesuada fames ac ante ipsum primis in faucibus. Suspendisse est sapien, tempus eu lobortis ut, viverra ut magna. Morbi cursus consequat risus vel fringilla. Vestibulum lorem arcu, porta a ligula quis, tempus pellentesque augue. Integer dictum sollicitudin nibh, in ultrices mi varius quis. Fusce vel urna feugiat, hendrerit urna ac, accumsan magna. Aenean vitae nisl urna. Donec ante diam, pretium in finibus vel, blandit in enim.</text:span><text:span text:style-name="T1"/></text:p>
      <text:p text:style-name="P1" loext:marker-style-name="T1"><text:span text:style-name="T1">Aliquam ac nulla nisl. Etiam faucibus eros vel libero pretium porta. Duis laoreet ante sed viverra maximus. Morbi imperdiet elementum tortor a egestas. Morbi ut massa varius, efficitur velit sed, suscipit sem. Class aptent taciti sociosqu ad litora torquent per conubia nostra, per inceptos himenaeos. Sed vitae interdum nibh, sit amet accumsan erat. Phasellus aliquam nibh ut magna euismod cursus. Nunc eros turpis, gravida sit amet velit laoreet, malesuada consequat enim. Phasellus sit amet cursus turpis. Morbi pretium diam sed lectus porta suscipit. Fusce id sem quam. Vivamus euismod augue eget augue tincidunt pulvinar. Sed dictum ultricies nibh, sed elementum arcu. Quisque eleifend dui ac efficitur aliquam. Integer dignissim in dui eu efficitur.</text:span><text:span text:style-name="T1"/></text:p>
      <text:p text:style-name="P1" loext:marker-style-name="T1"><text:span text:style-name="T1">Quisque maximus augue efficitur ipsum aliquet vestibulum. Donec orci tellus, volutpat et dictum eu, maximus sed mi. Nam vitae blandit nunc, suscipit venenatis ante. Nunc nibh velit, tristique eget malesuada et, fermentum non mi. Morbi fringilla scelerisque lorem. Duis molestie ultricies porta. Sed id ipsum ante. Suspendisse malesuada, erat ac laoreet sagittis, elit lorem mollis urna, ut fringilla lectus turpis ut augue. Sed rutrum urna sit amet purus tempor faucibus. Vestibulum tempus justo non libero mollis rutrum. In et condimentum justo. Etiam iaculis quam quis nibh consequat, quis pellentesque sem facilisis. Integer mollis et neque quis cursus.</text:span><text:span text:style-name="T1"/></text:p>
      <text:p text:style-name="P1" loext:marker-style-name="T1"><text:span text:style-name="T1">Sed eget metus mi. Phasellus vehicula faucibus purus non vehicula. Nulla facilisi. Vestibulum ante ipsum primis in faucibus orci luctus et ultrices posuere cubilia curae; Nulla facilisi. Fusce sollicitudin vitae risus eget eleifend. Integer a tincidunt eros. Maecenas sed sapien leo. Donec dolor odio, rhoncus ut lacus eu, aliquam dignissim nunc. Aliquam tempor velit in felis sagittis tristique. Pellentesque consequat hendrerit lectus quis pretium.</text:span></text:p>
      <text:p text:style-name="P1" loext:marker-style-name="T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Arial, sans-serif" style:font-family-generic="roman" style:font-pitch="variable"/>
    <style:font-face style:name="Times New Roman" svg:font-family="'Times New Roman'" style:font-family-generic="system" style:font-pitch="variable"/>
  </office:font-face-decls>
  <office:styles>
    <draw:fill-image draw:name="ramka" xlink:href="Pictures/1000000000000A9000000836F1DC79D9.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Garamond" fo:font-family="Garamond" style:font-family-generic="roman" style:font-pitch="variable" fo:font-size="12pt" fo:language="en" fo:country="US" style:letter-kerning="false" style:font-name-asian="F"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auto-update="true" style:class="text">
      <style:text-properties fo:font-size="14pt" style:font-size-asian="14pt" style:font-name-complex="Times New Roman" style:font-family-complex="'Times New Roman'" style:font-family-generic-complex="system" style:font-pitch-complex="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000000"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0417in" style:contextual-spacing="false" fo:hyphenation-ladder-count="no-limit" fo:keep-with-next="always"/>
      <style:text-properties fo:font-size="16pt" fo:font-weight="bold" style:font-name-asian="F" style:font-family-generic-asian="system" style:font-pitch-asian="variable" style:font-size-asian="16pt" style:language-asian="ar" style:country-asian="SA" style:font-weight-asian="bold" style:font-name-complex="F" style:font-family-generic-complex="system" style:font-pitch-complex="variable" style:font-size-complex="14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hyphenation-ladder-count="no-limit" fo:keep-with-next="always"/>
      <style:text-properties fo:font-size="14pt" fo:font-weight="bold" style:font-name-asian="F" style:font-family-generic-asian="system" style:font-pitch-asian="variable" style:font-size-asian="14pt" style:language-asian="ar" style:country-asian="SA" style:font-weight-asian="bold" style:font-name-complex="F" style:font-family-generic-complex="system" style:font-pitch-complex="variable" style:font-size-complex="13pt" style:font-weight-complex="bold"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Garamond" fo:font-family="Garamond" style:font-family-generic="roman" style:font-pitch="variable" fo:font-size="16pt" fo:font-weight="bold" style:font-name-asian="F" style:font-family-generic-asian="system" style:font-pitch-asian="variable" style:font-size-asian="16pt" style:language-asian="ar" style:country-asian="SA"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loext:linked-style-name="Heading_20_3">
      <style:text-properties style:font-name="Garamond" fo:font-family="Garamond" style:font-family-generic="roman" style:font-pitch="variable" fo:font-size="14pt" fo:font-weight="bold" style:font-name-asian="F" style:font-family-generic-asian="system" style:font-pitch-asian="variable" style:font-size-asian="14pt" style:language-asian="ar" style:country-asian="SA" style:font-weight-asian="bold" style:font-name-complex="F" style:font-family-generic-complex="system" style:font-pitch-complex="variable" style:font-size-complex="13pt" style:font-weight-complex="bold"/>
    </style:style>
    <style:style style:name="Body_20_Text_20_Char" style:display-name="Body Text Char" style:family="text">
      <style:text-properties fo:font-size="14pt" style:font-size-asian="14pt"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1_20_Char" style:display-name="Heading 1 Char" style:family="text" style:parent-style-name="Default_20_Paragraph_20_Font" loext:linked-style-name="Heading_20_1">
      <style:text-properties fo:color="#000000" loext:opacity="100%" style:font-name="Garamond" fo:font-family="Garamond"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loext:char-complex-color loext:theme-type="dark1" loext:color-type="theme"/>
      </style:text-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usage="mirrored">
      <style:page-layout-properties fo:page-width="9.0161in" fo:page-height="7in" style:num-format="1" style:print-orientation="landscape" fo:margin-top="0.5in" fo:margin-bottom="0.5in" fo:margin-left="0.5in" fo:margin-right="0.5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draw:fill="bitmap" draw:fill-image-name="ramka" draw:fill-image-width="0in" draw:fill-image-height="0in" style:repeat="stretch" draw:fill-image-ref-point-x="0%" draw:fill-image-ref-point-y="0%" draw:fill-image-ref-point="center" draw:tile-repeat-offset="0% vertical" style:footnote-max-height="0in" loext:margin-gutter="0in">
        <style:background-image xlink:href="Pictures/1000000000000A9000000836F1DC79D9.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ramka"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18:12:38</meta:creation-date>
    <dc:language>en-US</dc:language>
    <dc:date>2024-11-16T18:19:58.947072452</dc:date>
    <meta:editing-cycles>9</meta:editing-cycles>
    <meta:editing-duration>PT15M45S</meta:editing-duration>
    <meta:generator>LibreOffice/24.2.6.2$Linux_X86_64 LibreOffice_project/420$Build-2</meta:generator>
    <meta:document-statistic meta:table-count="0" meta:image-count="0" meta:object-count="0" meta:page-count="1" meta:paragraph-count="4" meta:word-count="412" meta:character-count="2778" meta:non-whitespace-character-count="2370"/>
    <meta:user-defined meta:name="AppVersion">15.0000</meta:user-defined>
    <meta:template xlink:type="simple" xlink:actuate="onRequest" xlink:title="lulu-small-landscape-interior-template.dotx" xlink:href=""/>
  </office:meta>
</office:document-meta>
</file>